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Arial1"/>
    </style:style>
    <style:style style:name="P3" style:family="paragraph" style:parent-style-name="Text_20_body">
      <style:paragraph-properties fo:margin-top="0cm" fo:margin-bottom="0cm"/>
      <style:text-properties style:font-name="Arial1" fo:font-weight="bold"/>
    </style:style>
    <style:style style:name="T1" style:family="text">
      <style:text-properties fo:font-weight="bold"/>
    </style:style>
    <style:style style:name="T2" style:family="text">
      <style:text-properties style:font-name="Arial1"/>
    </style:style>
    <style:style style:name="T3" style:family="text">
      <style:text-properties style:font-name="Arial1" fo:font-weight="bold"/>
    </style:style>
    <style:style style:name="T4" style:family="text">
      <style:text-properties style:font-name="Arial1" style:text-underline-style="solid" style:text-underline-width="auto" style:text-underline-color="font-color"/>
    </style:style>
    <style:style style:name="T5" style:family="text">
      <style:text-properties style:font-name="Arial1" style:text-underline-style="solid" style:text-underline-width="auto" style:text-underline-color="font-color" fo:font-weight="bold"/>
    </style:style>
    <style:style style:name="T6" style:family="text">
      <style:text-properties style:font-name="Arial1" style:text-underline-style="none"/>
    </style:style>
    <style:style style:name="T7"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Création d'un nouveau dépôt (PhenoArch) :</text:p>
      <text:p text:style-name="P1"/>
      <text:p text:style-name="P1"><text:span text:style-name="T2">L'utilisation des paquets Phenomenal et RATP pour la plateforme PhenoArch demande un nouveau dépôt de source afin stocker les différents scripts de traitement des données issus de la plateforme PhenoArch. Un dépôt </text:span><text:span text:style-name="T3">git </text:span><text:span text:style-name="T2">a donc été créé sur la </text:span><text:a xlink:type="simple" xlink:href="http://gforge.inria.fr/" office:target-frame-name="_blank" xlink:show="new" text:style-name="Internet_20_link" text:visited-style-name="Visited_20_Internet_20_Link"><text:span text:style-name="T3">gforge.inria.fr</text:span></text:a><text:span text:style-name="T3"> </text:span><text:span text:style-name="T2">sous le nom de projet "</text:span><text:span text:style-name="T5">PhenoArch</text:span><text:span text:style-name="T2">". Il a étais convenu  que chaque utilisateur de ce dépôt travaillerait sur sa branche personnelle et que les contributions seront approuvées et fusionnées (merge) à la branche principale (master) lors d’un code review </text:span><text:span text:style-name="T3">supervisé par Christian</text:span><text:span text:style-name="T2">. Exception faite pour Christian qui ne pourra pas lui-même superviser son propre code review. Les futurs codes review associée à ce dépôt pourront donc être à l'ordre du jour lors des prochaines coding sprint.</text:span></text:p>
      <text:p text:style-name="P1"/>
      <text:p text:style-name="P1"><text:span text:style-name="T3">2. Images chessboard (Calibration) :<text:line-break/></text:span><text:span text:style-name="T2"><text:line-break/>Dans le but d'avoir une calibration la plus précise possible, il a étais convenu que les images de chessboard issu de la plateforme PhenoArch seront prise par la camera toutes les rotations de </text:span><text:span text:style-name="T3">3 degrés</text:span><text:span text:style-name="T2">. Soit un total de </text:span><text:span text:style-name="T3">120 images</text:span><text:span text:style-name="T2">.<text:line-break/><text:line-break/></text:span><text:span text:style-name="T3">3. Mesure réel (Chessboard &amp; Plantes) : </text:span><text:span text:style-name="T2"><text:line-break/><text:line-break/>Afin d'avoir une comparaison des résultats des algorithmes de calibration et de reconstruction 3D avec des </text:span><text:span text:style-name="T3">références réel </text:span><text:span text:style-name="T2">il a étais demandé que des </text:span><text:span text:style-name="T3">mesures </text:span><text:span text:style-name="T2">soient faite sur le </text:span><text:span text:style-name="T3">chessboard </text:span><text:span text:style-name="T2">et sur </text:span><text:span text:style-name="T3">plusieurs plantes (=&gt; minimum 3 avec si possible 1 Grande, 1 Moyenne, 1 Petite) </text:span><text:span text:style-name="T2">qui seront associée à un set d'image (associée elle-même à un set d'image de chessboard pour calibrer la camera).<text:line-break/><text:line-break/></text:span><text:span text:style-name="T4">Concernant les mesures associée au chessboard:</text:span><text:span text:style-name="T6"> </text:span><text:span text:style-name="T2">En attendant l'élaboration futur d'une cible de calibration étalonné, des mesures de l'ordre du centimètre concernant la hauteur de la camera, la distance camera / axe de rotation du chessboard, hauteur du premier point d'intersection du chessboard (voir point rouge de l'image jointe "chessboard.png") et la distance axe de rotation / premier point d'intersection du chessboard (point rouge). Devrons suffire dans un premier temps.</text:span></text:p>
      <text:p text:style-name="P1"/>
      <text:p text:style-name="P1"><text:span text:style-name="T4">Concernant les mesures associée au plantes:</text:span><text:span text:style-name="T6"> </text:span><text:span text:style-name="T2">Profitant du libre accès en ce moment à la plateforme PhenoArch, des mesures (si possible le plus précisément possible) seront faite sur au moins 3 plantes. Avec pour objectif de mesurer la hauteur de la plante, la distance et largeur de la tige entre chaque nœud, la longueur et largeur maximale des feuilles, la hauteur d'insertion de chaque nœud, la hauteur du pot, la hauteur entre la terre et le haut du pot, etc. (Voir avec Christian pour le reste)</text:span><text:span text:style-name="T7"><text:line-break/><text:line-break/></text:span><text:span text:style-name="T3">4. Access data via Phis:</text:span><text:span text:style-name="T7"><text:line-break/><text:line-break/></text:span><text:span text:style-name="T2">L’accès au donné notamment les images se fera via l'utilisation d'un objet python dédié à la connexion Phis et aux requêtes MongoDB nécessaire pour obtenir les images via leur nom d'expérimentation, génotype, date, (etc.). Les images seront partagées avec la technologie Samba afin d'éviter de télécharger toute les images localement. L'objet python aura la possibilité de pouvoir écrire le résultat des requêtes sous la forme de fichier CSV ou Panda. La classe python définissant cet objet sera mis sur le dépôt PhenoArch (donc voir avec Christian le merge&amp;push sur la branche master) </text:span><text:span text:style-name="T7"><text:line-break/><text:line-break/><text:line-break/><text:line-break/></text:span><text:soft-page-break/><text:span text:style-name="T3">5. Zoom problème:<text:line-break/></text:span><text:span text:style-name="T7"><text:line-break/></text:span><text:span text:style-name="T2">L'utilisation du zoom de la camera ne permettant pas de revenir avec précision dans l'état précédemment utilisé, l'utilisation du zoom parait comme peu utilisé dans le futur et donc ses problématique associé comme non prioritaire pour le moment.</text:span><text:span text:style-name="T7"><text:line-break/><text:line-break/></text:span><text:span text:style-name="T3">6. OpenCv 3.0.0 (Bug Multiprocess) :<text:line-break/></text:span><text:span text:style-name="T7"><text:line-break/></text:span><text:span text:style-name="T2">L'origine du problème n'a pas encore étais trouvé, les tentatives pour reproduire le bug n'ont pas fonctionné sur windows et ubuntu (virtualenv) et peuvent supposer que l'origine du problème viendrais du système (version openCV) ou du code. Cependant aucune incompatibilité entre OpenCv 2.4 et OpenCv 3.0.0 n'a étais pour le moment soulevé avec Phenomenal ce qui fait que l'utilisation de Phenomenal avec OpenCV 2.4 devrais parfaitement fonctionner, ce qui rend le problème comme peu prioritaire pour le moment.</text:span><text:span text:style-name="T7"><text:line-break/><text:line-break/></text:span><text:span text:style-name="T3">7. Fichier de configuration :</text:span><text:span text:style-name="T7"><text:line-break/><text:line-break/></text:span><text:span text:style-name="T2">Avec la création du dépôt PhenoArch, l'utilisation des fichiers de configuration est exclue du paquet Phenomenal et trouve sa place sur le dépôt PhenoArch.</text:span></text:p>
      <text:p text:style-name="P2"><text:line-break/><text:span text:style-name="T1">8. Image "vide" :<text:line-break/></text:span><text:line-break/>Les images ne contenant pas de plante devrons renvoyer, pour les différents algorithmes de Phenomenal, des listes/matrice vides et non des erreurs. Des tests vérifiant ce comportement sont attendus.<text:line-break/><text:line-break/><text:span text:style-name="T1">9. Installation de PlantGL et RATP sur lps-modulor : </text:span>En cours<text:line-break/><text:line-break/><text:span text:style-name="T1">10. Next Coding Sprint : 25/11/2015 de (9h00 à 13h00 ?) au LEP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4S</meta:editing-duration>
    <meta:editing-cycles>6</meta:editing-cycles>
    <meta:generator>OpenOffice/4.1.1$Win32 OpenOffice.org_project/411m6$Build-9775</meta:generator>
    <dc:date>2016-07-19T17:14:54.39</dc:date>
    <meta:document-statistic meta:table-count="0" meta:image-count="0" meta:object-count="0" meta:page-count="2" meta:paragraph-count="5" meta:word-count="705" meta:character-count="4434"/>
    <meta:user-defined meta:name="Info 1"/>
    <meta:user-defined meta:name="Info 2"/>
    <meta:user-defined meta:name="Info 3"/>
    <meta:user-defined meta:name="Info 4"/>
  </office:meta>
</office:document-meta>
</file>